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32e2" officeooo:paragraph-rsid="000e32e2"/>
    </style:style>
    <style:style style:name="P2" style:family="paragraph" style:parent-style-name="Standard">
      <style:text-properties officeooo:rsid="000ead83" officeooo:paragraph-rsid="000ead83"/>
    </style:style>
    <style:style style:name="P3" style:family="paragraph" style:parent-style-name="Standard">
      <style:text-properties officeooo:rsid="000fe09b" officeooo:paragraph-rsid="000fe09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ad83"/>
    </style:style>
    <style:style style:name="T3" style:family="text">
      <style:text-properties style:text-underline-style="solid" style:text-underline-width="auto" style:text-underline-color="font-color" officeooo:rsid="000fe09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ead83"/>
    </style:style>
    <style:style style:name="T6" style:family="text">
      <style:text-properties style:text-underline-style="none" officeooo:rsid="000fe09b"/>
    </style:style>
    <style:style style:name="T7" style:family="text">
      <style:text-properties officeooo:rsid="000ea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d</text:p>
      <text:p text:style-name="P1"/>
      <text:p text:style-name="P1">Client <text:span text:style-name="T4">(</text:span><text:span text:style-name="T1">id_client</text:span><text:span text:style-name="T4">, first_name, last_name, email_address, password, credit, </text:span><text:span text:style-name="T6">admin</text:span><text:span text:style-name="T4">)</text:span></text:p>
      <text:p text:style-name="P1"><text:span text:style-name="T4">Movie (</text:span><text:span text:style-name="T1">id_movie</text:span><text:span text:style-name="T4">, title, release_year, duration, price, resume)</text:span></text:p>
      <text:p text:style-name="P1"><text:span text:style-name="T4">Act</text:span><text:span text:style-name="T5">o</text:span><text:span text:style-name="T4">r (</text:span><text:span text:style-name="T1">id_act</text:span><text:span text:style-name="T2">o</text:span><text:span text:style-name="T1">r</text:span><text:span text:style-name="T4">, first_name_actor, last_name_actor)</text:span></text:p>
      <text:p text:style-name="P1"><text:span text:style-name="T5">Director</text:span><text:span text:style-name="T4"> (</text:span><text:span text:style-name="T1">id_director</text:span><text:span text:style-name="T4">, first_name_director, last_name_director)</text:span></text:p>
      <text:p text:style-name="P1">Rent <text:span text:style-name="T7">(</text:span><text:span text:style-name="T2">#id_client</text:span><text:span text:style-name="T5">, </text:span><text:span text:style-name="T2">#id_movie</text:span><text:span text:style-name="T5">, date_</text:span><text:span text:style-name="T6">rent</text:span><text:span text:style-name="T5">, duration_</text:span><text:span text:style-name="T6">rent</text:span><text:span text:style-name="T5">, url)</text:span></text:p>
      <text:p text:style-name="P2"><text:span text:style-name="T4">Direct (</text:span><text:span text:style-name="T1">#id_director</text:span><text:span text:style-name="T4">, </text:span><text:span text:style-name="T1">#id_movie</text:span><text:span text:style-name="T4">)</text:span></text:p>
      <text:p text:style-name="P2"><text:span text:style-name="T4">Commentary (</text:span><text:span text:style-name="T3">#id_movie</text:span><text:span text:style-name="T6">, </text:span><text:span text:style-name="T3">#id_client</text:span><text:span text:style-name="T6">, content_commentary)</text:span></text:p>
      <text:p text:style-name="P3">Plays (<text:span text:style-name="T1">#id_actor</text:span><text:span text:style-name="T4">, </text:span><text:span text:style-name="T1">#id_movie</text:span><text:span text:style-name="T4">, role_acto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Liguori</meta:initial-creator>
    <meta:creation-date>2019-11-14T21:59:44.621248602</meta:creation-date>
    <dc:date>2019-11-14T22:27:08.491697257</dc:date>
    <dc:creator>Quentin Liguori</dc:creator>
    <meta:editing-duration>PT7M3S</meta:editing-duration>
    <meta:editing-cycles>1</meta:editing-cycles>
    <meta:document-statistic meta:table-count="0" meta:image-count="0" meta:object-count="0" meta:page-count="1" meta:paragraph-count="9" meta:word-count="41" meta:character-count="445" meta:non-whitespace-character-count="413"/>
    <meta:generator>LibreOffice/6.0.7.3$Linux_X86_64 LibreOffice_project/00m0$Build-3</meta:generator>
  </office:meta>
</office:document-meta>
</file>